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7861in" fo:margin-left="0in" table:align="left" style:writing-mode="lr-tb"/>
    </style:style>
    <style:style style:name="Table3.A" style:family="table-column">
      <style:table-column-properties style:column-width="6.7861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7861in" fo:margin-left="0in" table:align="left" style:writing-mode="lr-tb"/>
    </style:style>
    <style:style style:name="Table5.A" style:family="table-column">
      <style:table-column-properties style:column-width="6.7861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7861in" fo:margin-left="0in" table:align="left" style:writing-mode="lr-tb"/>
    </style:style>
    <style:style style:name="Table6.A" style:family="table-column">
      <style:table-column-properties style:column-width="6.7861in"/>
    </style:style>
    <style:style style:name="Table6.A1" style:family="table-cell">
      <style:table-cell-properties style:vertical-align="top" fo:padding="0.0694in" fo:border="1pt solid #000000"/>
    </style:style>
    <style:style style:name="Table7" style:family="table">
      <style:table-properties style:width="6.7861in" fo:margin-left="0in" table:align="left" style:writing-mode="lr-tb"/>
    </style:style>
    <style:style style:name="Table7.A" style:family="table-column">
      <style:table-column-properties style:column-width="6.7861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7861in" fo:margin-left="0in" table:align="left" style:writing-mode="lr-tb"/>
    </style:style>
    <style:style style:name="Table9.A" style:family="table-column">
      <style:table-column-properties style:column-width="6.7861in"/>
    </style:style>
    <style:style style:name="Table9.A1" style:family="table-cell">
      <style:table-cell-properties style:vertical-align="top" fo:padding="0.0694in" fo:border="1pt solid #000000"/>
    </style:style>
    <style:style style:name="Table10" style:family="table">
      <style:table-properties style:width="6.7861in" fo:margin-left="0in" table:align="left" style:writing-mode="lr-tb"/>
    </style:style>
    <style:style style:name="Table10.A" style:family="table-column">
      <style:table-column-properties style:column-width="6.7861in"/>
    </style:style>
    <style:style style:name="Table10.A1" style:family="table-cell">
      <style:table-cell-properties style:vertical-align="top" fo:padding="0.0694in" fo:border="1pt solid #000000"/>
    </style:style>
    <style:style style:name="Table11" style:family="table">
      <style:table-properties style:width="6.7861in" fo:margin-left="0in" table:align="left" style:writing-mode="lr-tb"/>
    </style:style>
    <style:style style:name="Table11.A" style:family="table-column">
      <style:table-column-properties style:column-width="6.7861in"/>
    </style:style>
    <style:style style:name="Table11.A1" style:family="table-cell">
      <style:table-cell-properties style:vertical-align="top" fo:padding="0.0694in" fo:border="1pt solid #000000"/>
    </style:style>
    <style:style style:name="Table12" style:family="table">
      <style:table-properties style:width="6.925in" fo:margin-left="0in" table:align="left" style:writing-mode="lr-tb"/>
    </style:style>
    <style:style style:name="Table12.A" style:family="table-column">
      <style:table-column-properties style:column-width="6.925in"/>
    </style:style>
    <style:style style:name="Table1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12.A2" style:family="table-cell">
      <style:table-cell-properties style:vertical-align="top" fo:padding="0.0694in" fo:border="1pt solid #000000"/>
    </style:style>
    <style:style style:name="Table12.A4" style:family="table-cell">
      <style:table-cell-properties style:vertical-align="top" fo:padding="0.0694in" fo:border="1pt solid #000000"/>
    </style:style>
    <style:style style:name="Table13" style:family="table">
      <style:table-properties style:width="1.6354in" fo:margin-left="1.4167in" table:align="left" style:writing-mode="lr-tb"/>
    </style:style>
    <style:style style:name="Table13.A" style:family="table-column">
      <style:table-column-properties style:column-width="1.6354in"/>
    </style:style>
    <style:style style:name="Table13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4">TINKER</text:span><text:span text:style-name="T4"> </text:span><text:span text:style-name="T4">ACADEMY</text:span></text:p>
      <text:p text:style-name="P4"/>
      <text:p text:style-name="P2"><text:span text:style-name="T3">Programming</text:span><text:span text:style-name="T3"> </text:span><text:span text:style-name="T3">Using</text:span><text:span text:style-name="T3"> </text:span><text:span text:style-name="T3">Java</text:span></text:p>
      <text:p text:style-name="P6"/>
      <text:p text:style-name="P3"><text:span text:style-name="T2">Quiz</text:span><text:span text:style-name="T2"> 6: </text:span><text:span text:style-name="T2">Inheritance</text:span><text:span text:style-name="T2">, </text:span><text:span text:style-name="T2">Packages</text:span><text:span text:style-name="T2"> </text:span><text:span text:style-name="T2">and</text:span><text:span text:style-name="T2"> </text:span><text:span text:style-name="T2">Interfaces</text:span><text:span text:style-name="T2"> </text:span><text:span text:style-name="T2">Part</text:span><text:span text:style-name="T2"> 2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5"/>
            <text:p text:style-name="P12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sixth</text:span><text:span text:style-name="T5"> </text:span><text:span text:style-name="T5">Programming</text:span><text:span text:style-name="T5"> </text:span><text:span text:style-name="T5">Using</text:span><text:span text:style-name="T5"> </text:span><text:span text:style-name="T5">Java</text:span><text:span text:style-name="T5"> </text:span><text:span text:style-name="T5">class</text:span><text:span text:style-name="T5">.</text:span></text:p>
            <text:p text:style-name="P15"/>
            <text:p text:style-name="P12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2"><text:span text:style-name="T5">A</text:span><text:span text:style-name="T5"> </text:span><text:span text:style-name="T5">student</text:span><text:span text:style-name="T5"> </text:span><text:span text:style-name="T5">defines</text:span><text:span text:style-name="T5"> </text:span><text:span text:style-name="T5">a</text:span><text:span text:style-name="T5"> </text:span><text:span text:style-name="T5">class</text:span><text:span text:style-name="T5"> </text:span><text:span text:style-name="T5">called</text:span><text:span text:style-name="T5"> </text:span><text:span text:style-name="T5">Example</text:span><text:span text:style-name="T5">1 </text:span><text:span text:style-name="T5">as</text:span><text:span text:style-name="T5"> </text:span><text:span text:style-name="T5">follows</text:span></text:p>
            <text:p text:style-name="P15"/>
            <text:p text:style-name="P15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text:span text:style-name="T5">package</text:span><text:span text:style-name="T5"> </text:span><text:span text:style-name="T5">com</text:span><text:span text:style-name="T5">.</text:span><text:span text:style-name="T5">tinkeracademy</text:span><text:span text:style-name="T5">.</text:span><text:span text:style-name="T5">java</text:span><text:span text:style-name="T5">;</text:span></text:p>
                  <text:p text:style-name="P14"/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1 {</text:span></text:p>
                  <text:p text:style-name="P14">}</text:p>
                </table:table-cell>
              </table:table-row>
            </table:table>
            <text:p text:style-name="P17"/>
            <text:p text:style-name="P12"><text:span text:style-name="T5">Which</text:span><text:span text:style-name="T5"> </text:span><text:span text:style-name="T5">package</text:span><text:span text:style-name="T5"> </text:span><text:span text:style-name="T5">does</text:span><text:span text:style-name="T5"> </text:span><text:span text:style-name="T5">this</text:span><text:span text:style-name="T5"> </text:span><text:span text:style-name="T5">class</text:span><text:span text:style-name="T5"> </text:span><text:span text:style-name="T5">reside</text:span><text:span text:style-name="T5"> </text:span><text:span text:style-name="T5">in</text:span><text:span text:style-name="T5">? </text:span></text:p>
            <text:p text:style-name="P15"/>
            <text:p text:style-name="P12"><text:span text:style-name="T5">Typ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2.A1" office:value-type="string">
            <text:p text:style-name="P17"/>
            <text:p text:style-name="P15">Answer</text:p>
          </table:table-cell>
        </table:table-row>
        <table:table-row>
          <table:table-cell table:style-name="Table2.A4" office:value-type="string">
            <text:p text:style-name="P17">com.tinkeracademy.java</text:p>
            <text:p text:style-name="P15"/>
            <text:p text:style-name="P15"/>
            <text:p text:style-name="P15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2"><text:span text:style-name="T5">Question</text:span><text:span text:style-name="T5"> 2</text:span></text:p>
          </table:table-cell>
        </table:table-row>
        <table:table-row>
          <table:table-cell table:style-name="Table4.A2" office:value-type="string">
            <text:p text:style-name="P12"><text:span text:style-name="T5">A</text:span><text:span text:style-name="T5"> </text:span><text:span text:style-name="T5">student</text:span><text:span text:style-name="T5"> </text:span><text:span text:style-name="T5">defines</text:span><text:span text:style-name="T5"> 2 </text:span><text:span text:style-name="T5">classes</text:span><text:span text:style-name="T5"> </text:span><text:span text:style-name="T5">called</text:span><text:span text:style-name="T5"> </text:span><text:span text:style-name="T5">Example</text:span><text:span text:style-name="T5">1 </text:span><text:span text:style-name="T5">and</text:span><text:span text:style-name="T5"> </text:span><text:span text:style-name="T5">Example</text:span><text:span text:style-name="T5">2 </text:span><text:span text:style-name="T5">as</text:span><text:span text:style-name="T5"> </text:span><text:span text:style-name="T5">follows</text:span></text:p>
            <text:p text:style-name="P15"/>
            <text:p text:style-name="P15"/>
            <text:p text:style-name="P15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5">package</text:span><text:span text:style-name="T5"> </text:span><text:span text:style-name="T5">com</text:span><text:span text:style-name="T5">.</text:span><text:span text:style-name="T5">tinkeracademy</text:span><text:span text:style-name="T5">.</text:span><text:span text:style-name="T5">java</text:span><text:span text:style-name="T5">;</text:span></text:p>
                  <text:p text:style-name="P14"><text:soft-page-break/></text:p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1 {</text:span></text:p>
                  <text:p text:style-name="P11"><text:span text:style-name="T5"><text:s text:c="5"/></text:span><text:span text:style-name="T5">public</text:span><text:span text:style-name="T5"> </text:span><text:span text:style-name="T5">void</text:span><text:span text:style-name="T5"> </text:span><text:span text:style-name="T5">printHello</text:span><text:span text:style-name="T5">() {</text:span></text:p>
                  <text:p text:style-name="P11"><text:span text:style-name="T5"><text:s text:c="10"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“</text:span><text:span text:style-name="T5">Hello</text:span><text:span text:style-name="T5"> </text:span><text:span text:style-name="T5">from</text:span><text:span text:style-name="T5"> </text:span><text:span text:style-name="T5">Example</text:span><text:span text:style-name="T5"> 1”);</text:span></text:p>
                  <text:p text:style-name="P14"><text:s text:c="5"/>}</text:p>
                  <text:p text:style-name="P14">}</text:p>
                </table:table-cell>
              </table:table-row>
            </table:table>
            <text:p text:style-name="P17"/>
            <text:p text:style-name="P15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<text:span text:style-name="T5">package</text:span><text:span text:style-name="T5"> </text:span><text:span text:style-name="T5">com</text:span><text:span text:style-name="T5">.</text:span><text:span text:style-name="T5">tinkeracademy</text:span><text:span text:style-name="T5">.</text:span><text:span text:style-name="T5">java</text:span><text:span text:style-name="T5">;</text:span></text:p>
                  <text:p text:style-name="P14"/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2 </text:span><text:span text:style-name="T5">extends</text:span><text:span text:style-name="T5"> </text:span><text:span text:style-name="T5">Example</text:span><text:span text:style-name="T5">1 {</text:span></text:p>
                  <text:p text:style-name="P14"><text:s text:c="4"/></text:p>
                  <text:p text:style-name="P11"><text:span text:style-name="T5"><text:s text:c="5"/></text:span><text:span text:style-name="T5">public</text:span><text:span text:style-name="T5"> </text:span><text:span text:style-name="T5">void</text:span><text:span text:style-name="T5"> </text:span><text:span text:style-name="T5">printHello</text:span><text:span text:style-name="T5">() {</text:span></text:p>
                  <text:p text:style-name="P11"><text:span text:style-name="T5"><text:s text:c="10"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“</text:span><text:span text:style-name="T5">Hello</text:span><text:span text:style-name="T5"> </text:span><text:span text:style-name="T5">from</text:span><text:span text:style-name="T5"> </text:span><text:span text:style-name="T5">Example</text:span><text:span text:style-name="T5"> 2”);</text:span></text:p>
                  <text:p text:style-name="P14"><text:s text:c="5"/>}</text:p>
                  <text:p text:style-name="P14"/>
                  <text:p text:style-name="P14">}</text:p>
                </table:table-cell>
              </table:table-row>
            </table:table>
            <text:p text:style-name="P17"/>
            <text:p text:style-name="P12"><text:span text:style-name="T5">The</text:span><text:span text:style-name="T5"> </text:span><text:span text:style-name="T5">student</text:span><text:span text:style-name="T5"> </text:span><text:span text:style-name="T5">then</text:span><text:span text:style-name="T5"> </text:span><text:span text:style-name="T5">adds</text:span><text:span text:style-name="T5"> </text:span><text:span text:style-name="T5">the</text:span><text:span text:style-name="T5"> </text:span><text:span text:style-name="T5">following</text:span><text:span text:style-name="T5"> </text:span><text:span text:style-name="T5">code</text:span></text:p>
            <text:p text:style-name="P15"/>
            <text:p text:style-name="P15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<text:span text:style-name="T5">Example</text:span><text:span text:style-name="T5">1 </text:span><text:span text:style-name="T5">example</text:span><text:span text:style-name="T5"> = </text:span><text:span text:style-name="T5">new</text:span><text:span text:style-name="T5"> </text:span><text:span text:style-name="T5">Example</text:span><text:span text:style-name="T5">2();</text:span></text:p>
                  <text:p text:style-name="P11"><text:span text:style-name="T5">example</text:span><text:span text:style-name="T5">.</text:span><text:span text:style-name="T5">printHello</text:span><text:span text:style-name="T5">();</text:span></text:p>
                </table:table-cell>
              </table:table-row>
            </table:table>
            <text:p text:style-name="P17"/>
            <text:p text:style-name="P12"><text:span text:style-name="T5">What</text:span><text:span text:style-name="T5"> </text:span><text:span text:style-name="T5">will</text:span><text:span text:style-name="T5"> </text:span><text:span text:style-name="T5">be</text:span><text:span text:style-name="T5"> </text:span><text:span text:style-name="T5">printed</text:span><text:span text:style-name="T5"> </text:span><text:span text:style-name="T5">to</text:span><text:span text:style-name="T5"> </text:span><text:span text:style-name="T5">the</text:span><text:span text:style-name="T5"> </text:span><text:span text:style-name="T5">console</text:span><text:span text:style-name="T5"> </text:span><text:span text:style-name="T5">when</text:span><text:span text:style-name="T5"> </text:span><text:span text:style-name="T5">the</text:span><text:span text:style-name="T5"> </text:span><text:span text:style-name="T5">code</text:span><text:span text:style-name="T5"> </text:span><text:span text:style-name="T5">above</text:span><text:span text:style-name="T5"> </text:span><text:span text:style-name="T5">is</text:span><text:span text:style-name="T5"> </text:span><text:span text:style-name="T5">executed</text:span><text:span text:style-name="T5">?</text:span></text:p>
            <text:p text:style-name="P15"/>
            <text:p text:style-name="P12"><text:span text:style-name="T5">Typ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4.A1" office:value-type="string">
            <text:p text:style-name="P15">Answer</text:p>
          </table:table-cell>
        </table:table-row>
        <table:table-row>
          <table:table-cell table:style-name="Table4.A4" office:value-type="string">
            <text:p text:style-name="P17">Hello from Example 2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"/>
      <text:p text:style-name="P1"/>
      <text:p text:style-name="P10"/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2"><text:span text:style-name="T5">Question</text:span><text:span text:style-name="T5"> 3</text:span></text:p>
          </table:table-cell>
        </table:table-row>
        <table:table-row>
          <table:table-cell table:style-name="Table8.A2" office:value-type="string">
            <text:p text:style-name="P12"><text:span text:style-name="T5">A</text:span><text:span text:style-name="T5"> </text:span><text:span text:style-name="T5">student</text:span><text:span text:style-name="T5"> </text:span><text:span text:style-name="T5">defines</text:span><text:span text:style-name="T5"> 2 </text:span><text:span text:style-name="T5">classes</text:span><text:span text:style-name="T5"> </text:span><text:span text:style-name="T5">called</text:span><text:span text:style-name="T5"> </text:span><text:span text:style-name="T5">Example</text:span><text:span text:style-name="T5">1 </text:span><text:span text:style-name="T5">and</text:span><text:span text:style-name="T5"> </text:span><text:span text:style-name="T5">Example</text:span><text:span text:style-name="T5">2 </text:span><text:span text:style-name="T5">as</text:span><text:span text:style-name="T5"> </text:span><text:span text:style-name="T5">follows</text:span></text:p>
            <text:p text:style-name="P15"/>
            <text:p text:style-name="P15"/>
            <text:p text:style-name="P15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"><text:span text:style-name="T5">package</text:span><text:span text:style-name="T5"> </text:span><text:span text:style-name="T5">com</text:span><text:span text:style-name="T5">.</text:span><text:span text:style-name="T5">tinkeracademy</text:span><text:span text:style-name="T5">.</text:span><text:span text:style-name="T5">java</text:span><text:span text:style-name="T5">;</text:span></text:p>
                  <text:p text:style-name="P14"/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1 {</text:span></text:p>
                  <text:p text:style-name="P11"><text:soft-page-break/><text:span text:style-name="T5"><text:s text:c="5"/></text:span><text:span text:style-name="T5">public</text:span><text:span text:style-name="T5"> </text:span><text:span text:style-name="T5">void</text:span><text:span text:style-name="T5"> </text:span><text:span text:style-name="T5">printHello</text:span><text:span text:style-name="T5">() {</text:span></text:p>
                  <text:p text:style-name="P11"><text:span text:style-name="T5"><text:s text:c="10"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“</text:span><text:span text:style-name="T5">Hello</text:span><text:span text:style-name="T5"> </text:span><text:span text:style-name="T5">from</text:span><text:span text:style-name="T5"> </text:span><text:span text:style-name="T5">Example</text:span><text:span text:style-name="T5"> 1”);</text:span></text:p>
                  <text:p text:style-name="P14"><text:s text:c="5"/>}</text:p>
                  <text:p text:style-name="P14">}</text:p>
                </table:table-cell>
              </table:table-row>
            </table:table>
            <text:p text:style-name="P17"/>
            <text:p text:style-name="P15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1"><text:span text:style-name="T5">package</text:span><text:span text:style-name="T5"> </text:span><text:span text:style-name="T5">com</text:span><text:span text:style-name="T5">.</text:span><text:span text:style-name="T5">tinkeracademy</text:span><text:span text:style-name="T5">.</text:span><text:span text:style-name="T5">java</text:span><text:span text:style-name="T5">;</text:span></text:p>
                  <text:p text:style-name="P14"/>
                  <text:p text:style-name="P11"><text:span text:style-name="T5">public</text:span><text:span text:style-name="T5"> </text:span><text:span text:style-name="T5">class</text:span><text:span text:style-name="T5"> </text:span><text:span text:style-name="T5">Example</text:span><text:span text:style-name="T5">2 </text:span><text:span text:style-name="T5">extends</text:span><text:span text:style-name="T5"> </text:span><text:span text:style-name="T5">Example</text:span><text:span text:style-name="T5">1 {</text:span></text:p>
                  <text:p text:style-name="P14"><text:s text:c="4"/></text:p>
                  <text:p text:style-name="P11"><text:span text:style-name="T5"><text:s text:c="5"/></text:span><text:span text:style-name="T5">public</text:span><text:span text:style-name="T5"> </text:span><text:span text:style-name="T5">void</text:span><text:span text:style-name="T5"> </text:span><text:span text:style-name="T5">printHello</text:span><text:span text:style-name="T5">() {</text:span></text:p>
                  <text:p text:style-name="P11"><text:span text:style-name="T5"><text:s text:c="10"/></text:span><text:span text:style-name="T5">System</text:span><text:span text:style-name="T5">.</text:span><text:span text:style-name="T5">out</text:span><text:span text:style-name="T5">.</text:span><text:span text:style-name="T5">println</text:span><text:span text:style-name="T5">(“</text:span><text:span text:style-name="T5">Hello</text:span><text:span text:style-name="T5"> </text:span><text:span text:style-name="T5">from</text:span><text:span text:style-name="T5"> </text:span><text:span text:style-name="T5">Example</text:span><text:span text:style-name="T5"> 2”);</text:span></text:p>
                  <text:p text:style-name="P14"><text:s text:c="5"/>}</text:p>
                  <text:p text:style-name="P14"/>
                  <text:p text:style-name="P14">}</text:p>
                </table:table-cell>
              </table:table-row>
            </table:table>
            <text:p text:style-name="P17"/>
            <text:p text:style-name="P12"><text:span text:style-name="T5">The</text:span><text:span text:style-name="T5"> </text:span><text:span text:style-name="T5">student</text:span><text:span text:style-name="T5"> </text:span><text:span text:style-name="T5">then</text:span><text:span text:style-name="T5"> </text:span><text:span text:style-name="T5">adds</text:span><text:span text:style-name="T5"> </text:span><text:span text:style-name="T5">the</text:span><text:span text:style-name="T5"> </text:span><text:span text:style-name="T5">following</text:span><text:span text:style-name="T5"> </text:span><text:span text:style-name="T5">code</text:span></text:p>
            <text:p text:style-name="P15"/>
            <text:p text:style-name="P15"/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1"><text:span text:style-name="T5">Example</text:span><text:span text:style-name="T5">1 </text:span><text:span text:style-name="T5">example</text:span><text:span text:style-name="T5"> = </text:span><text:span text:style-name="T5">new</text:span><text:span text:style-name="T5"> </text:span><text:span text:style-name="T5">Example</text:span><text:span text:style-name="T5">1();</text:span></text:p>
                  <text:p text:style-name="P11"><text:span text:style-name="T5">example</text:span><text:span text:style-name="T5">.</text:span><text:span text:style-name="T5">printHello</text:span><text:span text:style-name="T5">();</text:span></text:p>
                </table:table-cell>
              </table:table-row>
            </table:table>
            <text:p text:style-name="P17"/>
            <text:p text:style-name="P12"><text:span text:style-name="T5">What</text:span><text:span text:style-name="T5"> </text:span><text:span text:style-name="T5">will</text:span><text:span text:style-name="T5"> </text:span><text:span text:style-name="T5">be</text:span><text:span text:style-name="T5"> </text:span><text:span text:style-name="T5">printed</text:span><text:span text:style-name="T5"> </text:span><text:span text:style-name="T5">to</text:span><text:span text:style-name="T5"> </text:span><text:span text:style-name="T5">the</text:span><text:span text:style-name="T5"> </text:span><text:span text:style-name="T5">console</text:span><text:span text:style-name="T5"> </text:span><text:span text:style-name="T5">when</text:span><text:span text:style-name="T5"> </text:span><text:span text:style-name="T5">the</text:span><text:span text:style-name="T5"> </text:span><text:span text:style-name="T5">code</text:span><text:span text:style-name="T5"> </text:span><text:span text:style-name="T5">above</text:span><text:span text:style-name="T5"> </text:span><text:span text:style-name="T5">is</text:span><text:span text:style-name="T5"> </text:span><text:span text:style-name="T5">executed</text:span><text:span text:style-name="T5">?</text:span></text:p>
            <text:p text:style-name="P15"/>
            <text:p text:style-name="P12"><text:span text:style-name="T5">Typ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8.A1" office:value-type="string">
            <text:p text:style-name="P15">Answer</text:p>
          </table:table-cell>
        </table:table-row>
        <table:table-row>
          <table:table-cell table:style-name="Table8.A4" office:value-type="string">
            <text:p text:style-name="P17">Hello from Example 1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"/>
      <text:p text:style-name="P5"/>
      <text:p text:style-name="P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<text:span text:style-name="T5">Question</text:span><text:span text:style-name="T5"> 4</text:span></text:p>
          </table:table-cell>
        </table:table-row>
        <table:table-row>
          <table:table-cell table:style-name="Table12.A2" office:value-type="string">
            <text:p text:style-name="P18"><text:span text:style-name="T5">The</text:span><text:span text:style-name="T5"> </text:span><text:span text:style-name="T5">UML</text:span><text:span text:style-name="T5"> </text:span><text:span text:style-name="T5">class</text:span><text:span text:style-name="T5"> </text:span><text:span text:style-name="T5">diagram</text:span><text:span text:style-name="T5"> </text:span><text:span text:style-name="T5">for</text:span><text:span text:style-name="T5"> </text:span><text:span text:style-name="T5">the</text:span><text:span text:style-name="T5"> </text:span><text:span text:style-name="T5">class</text:span><text:span text:style-name="T5"> </text:span><text:span text:style-name="T5">hierarchy</text:span><text:span text:style-name="T5"> </text:span><text:span text:style-name="T5">for</text:span><text:span text:style-name="T5"> </text:span><text:span text:style-name="T5">org</text:span><text:span text:style-name="T5">.</text:span><text:span text:style-name="T5">bukkit</text:span><text:span text:style-name="T5">.</text:span><text:span text:style-name="T5">Location</text:span><text:span text:style-name="T5"> </text:span><text:span text:style-name="T5">is</text:span><text:span text:style-name="T5"> </text:span><text:span text:style-name="T5">as</text:span><text:span text:style-name="T5"> </text:span><text:span text:style-name="T5">follows</text:span></text:p>
            <text:p text:style-name="P16"/>
            <text:p text:style-name="P16"/>
            <text:p text:style-name="P15"><text:s text:c="3"/></text:p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<text:span text:style-name="T5">java</text:span><text:span text:style-name="T5">.</text:span><text:span text:style-name="T5">lang</text:span><text:span text:style-name="T5">.</text:span><text:span text:style-name="T5">Object</text:span></text:p>
                </table:table-cell>
              </table:table-row>
              <table:table-row>
                <table:table-cell table:style-name="Table13.A1" office:value-type="string">
                  <text:p text:style-name="P23">⇧</text:p>
                </table:table-cell>
              </table:table-row>
              <table:table-row>
                <table:table-cell table:style-name="Table13.A1" office:value-type="string">
                  <text:p text:style-name="P13"><text:span text:style-name="T5">java</text:span><text:span text:style-name="T5">.</text:span><text:span text:style-name="T5">lang</text:span><text:span text:style-name="T5">.</text:span><text:span text:style-name="T5">Number</text:span></text:p>
                </table:table-cell>
              </table:table-row>
              <table:table-row>
                <table:table-cell table:style-name="Table13.A1" office:value-type="string">
                  <text:p text:style-name="P23"><text:soft-page-break/>⇧</text:p>
                </table:table-cell>
              </table:table-row>
              <table:table-row>
                <table:table-cell table:style-name="Table13.A1" office:value-type="string">
                  <text:p text:style-name="P13"><text:span text:style-name="T5">java</text:span><text:span text:style-name="T5">.</text:span><text:span text:style-name="T5">lang</text:span><text:span text:style-name="T5">.</text:span><text:span text:style-name="T5">Integer</text:span></text:p>
                </table:table-cell>
              </table:table-row>
            </table:table>
            <text:p text:style-name="P17"/>
            <text:p text:style-name="P15"/>
            <text:p text:style-name="P12"><text:span text:style-name="T5">Which</text:span><text:span text:style-name="T5"> </text:span><text:span text:style-name="T5">of</text:span><text:span text:style-name="T5"> </text:span><text:span text:style-name="T5">the</text:span><text:span text:style-name="T5"> </text:span><text:span text:style-name="T5">following</text:span><text:span text:style-name="T5"> </text:span><text:span text:style-name="T5">variable</text:span><text:span text:style-name="T5"> </text:span><text:span text:style-name="T5">assignments</text:span><text:span text:style-name="T5"> </text:span><text:span text:style-name="T5">are</text:span><text:span text:style-name="T5"> </text:span><text:span text:style-name="T5">correct</text:span><text:span text:style-name="T5">? </text:span><text:span text:style-name="T5">Assume</text:span><text:span text:style-name="T5"> </text:span><text:span text:style-name="T5">all</text:span><text:span text:style-name="T5"> </text:span><text:span text:style-name="T5">import</text:span><text:span text:style-name="T5"> </text:span><text:span text:style-name="T5">issues</text:span><text:span text:style-name="T5"> </text:span><text:span text:style-name="T5">are</text:span><text:span text:style-name="T5"> </text:span><text:span text:style-name="T5">fixed</text:span><text:span text:style-name="T5">.</text:span></text:p>
            <text:p text:style-name="P15"/>
            <text:p text:style-name="P12"><text:span text:style-name="T5">More</text:span><text:span text:style-name="T5"> </text:span><text:span text:style-name="T5">than</text:span><text:span text:style-name="T5"> </text:span><text:span text:style-name="T5">one</text:span><text:span text:style-name="T5"> </text:span><text:span text:style-name="T5">answer</text:span><text:span text:style-name="T5"> </text:span><text:span text:style-name="T5">may</text:span><text:span text:style-name="T5"> </text:span><text:span text:style-name="T5">be</text:span><text:span text:style-name="T5"> </text:span><text:span text:style-name="T5">correct</text:span><text:span text:style-name="T5">, </text:span><text:span text:style-name="T5">Indicate</text:span><text:span text:style-name="T5"> </text:span><text:span text:style-name="T5">all</text:span><text:span text:style-name="T5"> </text:span><text:span text:style-name="T5">your</text:span><text:span text:style-name="T5"> </text:span><text:span text:style-name="T5">answer</text:span><text:span text:style-name="T5"> </text:span><text:span text:style-name="T5">choices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 </text:span><text:span text:style-name="T5">For</text:span><text:span text:style-name="T5"> </text:span><text:span text:style-name="T5">example</text:span><text:span text:style-name="T5">, </text:span><text:span text:style-name="T5">if</text:span><text:span text:style-name="T5"> </text:span><text:span text:style-name="T5">both</text:span><text:span text:style-name="T5"> </text:span><text:span text:style-name="T5">A</text:span><text:span text:style-name="T5"> </text:span><text:span text:style-name="T5">and</text:span><text:span text:style-name="T5"> </text:span><text:span text:style-name="T5">B</text:span><text:span text:style-name="T5"> </text:span><text:span text:style-name="T5">are</text:span><text:span text:style-name="T5"> </text:span><text:span text:style-name="T5">correct</text:span><text:span text:style-name="T5">, </text:span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as</text:span><text:span text:style-name="T5"> </text:span><text:span text:style-name="T5">A</text:span><text:span text:style-name="T5">,</text:span><text:span text:style-name="T5">B</text:span></text:p>
            <text:p text:style-name="P15"/>
            <text:list xml:id="list486077172" text:style-name="LS1">
              <text:list-item>
                <text:p text:style-name="P24"><text:span text:style-name="T5">Number</text:span><text:span text:style-name="T5"> </text:span><text:span text:style-name="T5">num</text:span><text:span text:style-name="T5"> = </text:span><text:span text:style-name="T5">new</text:span><text:span text:style-name="T5"> </text:span><text:span text:style-name="T5">Object</text:span><text:span text:style-name="T5">();</text:span></text:p>
              </text:list-item>
              <text:list-item>
                <text:p text:style-name="P24"><text:span text:style-name="T5">Number</text:span><text:span text:style-name="T5"> </text:span><text:span text:style-name="T5">num</text:span><text:span text:style-name="T5"> = </text:span><text:span text:style-name="T5">new</text:span><text:span text:style-name="T5"> </text:span><text:span text:style-name="T5">Integer</text:span><text:span text:style-name="T5">();</text:span></text:p>
              </text:list-item>
              <text:list-item>
                <text:p text:style-name="P24"><text:span text:style-name="T5">Object</text:span><text:span text:style-name="T5"> </text:span><text:span text:style-name="T5">obj</text:span><text:span text:style-name="T5"> = </text:span><text:span text:style-name="T5">new</text:span><text:span text:style-name="T5"> </text:span><text:span text:style-name="T5">Integer</text:span><text:span text:style-name="T5">();</text:span></text:p>
              </text:list-item>
              <text:list-item>
                <text:p text:style-name="P24"><text:span text:style-name="T5">Integer</text:span><text:span text:style-name="T5"> </text:span><text:span text:style-name="T5">int</text:span><text:span text:style-name="T5"> = </text:span><text:span text:style-name="T5">new</text:span><text:span text:style-name="T5"> </text:span><text:span text:style-name="T5">Object</text:span><text:span text:style-name="T5">();</text:span></text:p>
              </text:list-item>
            </text:list>
            <text:p text:style-name="P15"/>
            <text:p text:style-name="P12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12.A1" office:value-type="string">
            <text:p text:style-name="P15">Answer</text:p>
          </table:table-cell>
        </table:table-row>
        <table:table-row>
          <table:table-cell table:style-name="Table12.A4" office:value-type="string">
            <text:p text:style-name="P17">B,C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"/>
      <text:p text:style-name="P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A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13" meta:image-count="0" meta:object-count="0" meta:page-count="4" meta:paragraph-count="77" meta:word-count="341" meta:character-count="2253" meta:non-whitespace-character-count="1889"/>
    <dc:date>2014-11-09T13:38:10</dc:date>
    <meta:editing-duration>PT2M14S</meta:editing-duration>
  </office:meta>
</office:document-meta>
</file>